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b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ía de Estudio: Windows Forms </text:p>
      <text:p text:style-name="P1"/>
      <text:p text:style-name="P1">1. ¿Los formularios son objetos?</text:p>
      <text:p text:style-name="P1">2. ¿De qué clase heredan todos los formularios?</text:p>
      <text:p text:style-name="P1">3. ¿Qué es una partial class o clase parcial?</text:p>
      <text:p text:style-name="P1">4. ¿Puedo agregar parámetros de entrada a la clase del formulario? ¿Y sobrecargar el constructor? ¿Y declarar nuevos campos/propiedades?</text:p>
      <text:p text:style-name="P1">5. ¿Cuál es la diferencia entre Show() y ShowDialog()?</text:p>
      <text:p text:style-name="P1">6. ¿Qué es un formulario MDI? ¿Con qué propiedad indico que un formulario es un contenedor MDI? ¿Con qué propiedad del formulario hijo indico cuál es el formulario MDI padre?</text:p>
      <text:p text:style-name="P1">7. Detalle los pasos del ciclo de vida de los formulario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09-22T20:52:34.430000000</dc:date>
    <meta:editing-duration>PT23S</meta:editing-duration>
    <meta:editing-cycles>1</meta:editing-cycles>
    <meta:document-statistic meta:table-count="0" meta:image-count="0" meta:object-count="0" meta:page-count="1" meta:paragraph-count="8" meta:word-count="96" meta:character-count="578" meta:non-whitespace-character-count="488"/>
  </office:meta>
</office:document-meta>
</file>